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text:line-break/>&lt;androidx.constraintlayout.widget.ConstraintLayout </text:span><text:span text:style-name="T2">xmlns:</text:span><text:span text:style-name="T4">android</text:span><text:span text:style-name="T3">="http://schemas.android.com/apk/res/android"<text:line-break/> <text:s text:c="3"/></text:span><text:span text:style-name="T2">xmlns:</text:span><text:span text:style-name="T4">app</text:span><text:span text:style-name="T3">="http://schemas.android.com/apk/res-auto"<text:line-break/> <text:s text:c="3"/></text:span><text:span text:style-name="T2">xmlns:</text:span><text:span text:style-name="T4">tools</text:span><text:span text:style-name="T3">="http://schemas.android.com/tools"<text:line-break/> <text:s text:c="3"/></text:span><text:span text:style-name="T4">android</text:span><text:span text:style-name="T2">:id</text:span><text:span text:style-name="T3">="@+id/main"<text:line-break/> <text:s text:c="3"/></text:span><text:span text:style-name="T4">android</text:span><text:span text:style-name="T2">:layout_width</text:span><text:span text:style-name="T3">="match_parent"<text:line-break/> <text:s text:c="3"/></text:span><text:span text:style-name="T4">android</text:span><text:span text:style-name="T2">:layout_height</text:span><text:span text:style-name="T3">="match_parent"<text:line-break/> <text:s text:c="3"/></text:span><text:span text:style-name="T4">tools</text:span><text:span text:style-name="T2">:context</text:span><text:span text:style-name="T3">=".MainActivity"</text:span><text:span text:style-name="T1">&gt;<text:line-break/><text:line-break/> <text:s text:c="3"/>&lt;TextView<text:line-break/> <text:s text:c="7"/></text:span><text:span text:style-name="T4">android</text:span><text:span text:style-name="T2">:layout_width</text:span><text:span text:style-name="T3">="wrap_content"<text:line-break/> <text:s text:c="7"/></text:span><text:span text:style-name="T4">android</text:span><text:span text:style-name="T2">:layout_height</text:span><text:span text:style-name="T3">="wrap_content"<text:line-break/> <text:s text:c="7"/></text:span><text:span text:style-name="T4">android</text:span><text:span text:style-name="T2">:text</text:span><text:span text:style-name="T3">="Hello World!"<text:line-break/> <text:s text:c="7"/></text:span><text:span text:style-name="T4">app</text:span><text:span text:style-name="T2">:layout_constraintBottom_toBottomOf</text:span><text:span text:style-name="T3">="parent"<text:line-break/> <text:s text:c="7"/></text:span><text:span text:style-name="T4">app</text:span><text:span text:style-name="T2">:layout_constraintEnd_toEndOf</text:span><text:span text:style-name="T3">="parent"<text:line-break/> <text:s text:c="7"/></text:span><text:span text:style-name="T4">app</text:span><text:span text:style-name="T2">:layout_constraintStart_toStartOf</text:span><text:span text:style-name="T3">="parent"<text:line-break/> <text:s text:c="7"/></text:span><text:span text:style-name="T4">app</text:span><text:span text:style-name="T2">:layout_constraintTop_toTopOf</text:span><text:span text:style-name="T3">="parent" </text:span><text:span text:style-name="T1">/&gt;<text:line-break/><text:line-break/>&lt;/androidx.constraintlayout.widget.ConstraintLayout&gt;<text:line-break/><text:line-break/><text:line-break/></text:span><text:span text:style-name="T2">//jknkk<text:line-break/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0:44:34.181693534</meta:creation-date>
    <dc:date>2025-11-11T16:35:26.638500207</dc:date>
    <meta:editing-duration>PT5H40M38S</meta:editing-duration>
    <meta:editing-cycles>1</meta:editing-cycles>
    <meta:document-statistic meta:table-count="0" meta:image-count="0" meta:object-count="0" meta:page-count="1" meta:paragraph-count="1" meta:word-count="23" meta:character-count="816" meta:non-whitespace-character-count="705"/>
    <meta:generator>LibreOffice/24.2.7.2$Linux_X86_64 LibreOffice_project/420$Build-2</meta:generator>
  </office:meta>
</office:document-meta>
</file>